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number-columns-repeated="7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4" table:number-rows-spanned="1">
            <text:p>Version with plug in device and wiring: Display not quite uniform on low and moderate intensity</text:p>
          </table:table-cell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table:number-columns-spanned="2" table:number-rows-spanned="1"/>
          <table:covered-table-cell/>
          <table:table-cell table:number-columns-repeated="19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6:37:03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9T17:09:12.619000000</dc:date>
    <meta:editing-duration>PT14H34M10S</meta:editing-duration>
    <meta:editing-cycles>45</meta:editing-cycles>
    <meta:document-statistic meta:table-count="1" meta:cell-count="309" meta:object-count="0"/>
  </office:meta>
</office:document-meta>
</file>